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>
            <text:p>th Wellenl.</text:p>
          </table:table-cell>
          <table:table-cell office:value-type="string">
            <text:p>gem. Wellenl.</text:p>
          </table:table-cell>
          <table:table-cell office:value-type="string">
            <text:p>Abweichung</text:p>
          </table:table-cell>
        </table:table-row>
        <table:table-row table:style-name="ro1">
          <table:table-cell office:value-type="float" office:value="4101.75">
            <text:p>4101.75</text:p>
          </table:table-cell>
          <table:table-cell office:value-type="float" office:value="4101.739">
            <text:p>4101.739</text:p>
          </table:table-cell>
          <table:table-cell table:formula="of:=[.A2]-[.B2]" office:value-type="float" office:value="0.011000000000422">
            <text:p>0.011</text:p>
          </table:table-cell>
        </table:table-row>
        <table:table-row table:style-name="ro1">
          <table:table-cell office:value-type="float" office:value="4226.74">
            <text:p>4226.74</text:p>
          </table:table-cell>
          <table:table-cell office:value-type="float" office:value="4226.744">
            <text:p>4226.744</text:p>
          </table:table-cell>
          <table:table-cell table:formula="of:=[.A3]-[.B3]" office:value-type="float" office:value="-0.00399999999990541">
            <text:p>-0.004</text:p>
          </table:table-cell>
        </table:table-row>
        <table:table-row table:style-name="ro1">
          <table:table-cell office:value-type="float" office:value="4310">
            <text:p>4310</text:p>
          </table:table-cell>
          <table:table-cell table:number-columns-repeated="2"/>
        </table:table-row>
        <table:table-row table:style-name="ro1">
          <table:table-cell office:value-type="float" office:value="4340.48">
            <text:p>4340.48</text:p>
          </table:table-cell>
          <table:table-cell office:value-type="float" office:value="4340.475">
            <text:p>4340.475</text:p>
          </table:table-cell>
          <table:table-cell table:formula="of:=[.A5]-[.B5]" office:value-type="float" office:value="0.00499999999919964">
            <text:p>0.005</text:p>
          </table:table-cell>
        </table:table-row>
        <table:table-row table:style-name="ro1">
          <table:table-cell office:value-type="float" office:value="4383.56">
            <text:p>4383.56</text:p>
          </table:table-cell>
          <table:table-cell office:value-type="float" office:value="4383.541">
            <text:p>4383.541</text:p>
          </table:table-cell>
          <table:table-cell table:formula="of:=[.A6]-[.B6]" office:value-type="float" office:value="0.0190000000002328">
            <text:p>0.019</text:p>
          </table:table-cell>
        </table:table-row>
        <table:table-row table:style-name="ro1">
          <table:table-cell office:value-type="float" office:value="4481.22">
            <text:p>4481.22</text:p>
          </table:table-cell>
          <table:table-cell office:value-type="float" office:value="4481.215">
            <text:p>4481.215</text:p>
          </table:table-cell>
          <table:table-cell table:formula="of:=[.A7]-[.B7]" office:value-type="float" office:value="0.00500000000010914">
            <text:p>0.005</text:p>
          </table:table-cell>
        </table:table-row>
        <table:table-row table:style-name="ro1">
          <table:table-cell office:value-type="float" office:value="4861.34">
            <text:p>4861.34</text:p>
          </table:table-cell>
          <table:table-cell office:value-type="float" office:value="4861.33">
            <text:p>4861.33</text:p>
          </table:table-cell>
          <table:table-cell table:formula="of:=[.A8]-[.B8]" office:value-type="float" office:value="0.0100000000002183">
            <text:p>0.01</text:p>
          </table:table-cell>
        </table:table-row>
        <table:table-row table:style-name="ro1">
          <table:table-cell office:value-type="float" office:value="4891.5">
            <text:p>4891.5</text:p>
          </table:table-cell>
          <table:table-cell office:value-type="float" office:value="4891.469">
            <text:p>4891.469</text:p>
          </table:table-cell>
          <table:table-cell table:formula="of:=[.A9]-[.B9]" office:value-type="float" office:value="0.0309999999999491">
            <text:p>0.031</text:p>
          </table:table-cell>
        </table:table-row>
        <table:table-row table:style-name="ro1">
          <table:table-cell office:value-type="float" office:value="4920.51">
            <text:p>4920.51</text:p>
          </table:table-cell>
          <table:table-cell office:value-type="float" office:value="4920.526">
            <text:p>4920.526</text:p>
          </table:table-cell>
          <table:table-cell table:formula="of:=[.A10]-[.B10]" office:value-type="float" office:value="-0.0159999999996217">
            <text:p>-0.016</text:p>
          </table:table-cell>
        </table:table-row>
        <table:table-row table:style-name="ro1">
          <table:table-cell office:value-type="float" office:value="4957.61">
            <text:p>4957.61</text:p>
          </table:table-cell>
          <table:table-cell office:value-type="float" office:value="4957.528">
            <text:p>4957.528</text:p>
          </table:table-cell>
          <table:table-cell table:formula="of:=[.A11]-[.B11]" office:value-type="float" office:value="0.0819999999994252">
            <text:p>0.082</text:p>
          </table:table-cell>
        </table:table-row>
        <table:table-row table:style-name="ro1">
          <table:table-cell office:value-type="float" office:value="5167.33">
            <text:p>5167.33</text:p>
          </table:table-cell>
          <table:table-cell office:value-type="float" office:value="5167.228">
            <text:p>5167.228</text:p>
          </table:table-cell>
          <table:table-cell table:formula="of:=[.A12]-[.B12]" office:value-type="float" office:value="0.101999999999862">
            <text:p>0.102</text:p>
          </table:table-cell>
        </table:table-row>
        <table:table-row table:style-name="ro1">
          <table:table-cell office:value-type="float" office:value="5172.7">
            <text:p>5172.7</text:p>
          </table:table-cell>
          <table:table-cell office:value-type="float" office:value="5172.704">
            <text:p>5172.704</text:p>
          </table:table-cell>
          <table:table-cell table:formula="of:=[.A13]-[.B13]" office:value-type="float" office:value="-0.00399999999990541">
            <text:p>-0.004</text:p>
          </table:table-cell>
        </table:table-row>
        <table:table-row table:style-name="ro1">
          <table:table-cell office:value-type="float" office:value="5183.62">
            <text:p>5183.62</text:p>
          </table:table-cell>
          <table:table-cell office:value-type="float" office:value="5183.663">
            <text:p>5183.663</text:p>
          </table:table-cell>
          <table:table-cell table:formula="of:=[.A14]-[.B14]" office:value-type="float" office:value="-0.0429999999996653">
            <text:p>-0.043</text:p>
          </table:table-cell>
        </table:table-row>
        <table:table-row table:style-name="ro1">
          <table:table-cell office:value-type="float" office:value="5232.62">
            <text:p>5232.62</text:p>
          </table:table-cell>
          <table:table-cell office:value-type="float" office:value="5232.954">
            <text:p>5232.954</text:p>
          </table:table-cell>
          <table:table-cell table:formula="of:=[.A15]-[.B15]" office:value-type="float" office:value="-0.333999999999833">
            <text:p>-0.334</text:p>
          </table:table-cell>
        </table:table-row>
        <table:table-row table:style-name="ro1">
          <table:table-cell office:value-type="float" office:value="5269.55">
            <text:p>5269.55</text:p>
          </table:table-cell>
          <table:table-cell office:value-type="float" office:value="5269.569">
            <text:p>5269.569</text:p>
          </table:table-cell>
          <table:table-cell table:formula="of:=[.A16]-[.B16]" office:value-type="float" office:value="-0.0190000000002328">
            <text:p>-0.019</text:p>
          </table:table-cell>
        </table:table-row>
        <table:table-row table:style-name="ro1">
          <table:table-cell office:value-type="float" office:value="5324.19">
            <text:p>5324.19</text:p>
          </table:table-cell>
          <table:table-cell office:value-type="float" office:value="5324.195">
            <text:p>5324.195</text:p>
          </table:table-cell>
          <table:table-cell table:formula="of:=[.A17]-[.B17]" office:value-type="float" office:value="-0.00500000000010914">
            <text:p>-0.005</text:p>
          </table:table-cell>
        </table:table-row>
        <table:table-row table:style-name="ro1">
          <table:table-cell office:value-type="float" office:value="5328.05">
            <text:p>5328.05</text:p>
          </table:table-cell>
          <table:table-cell office:value-type="float" office:value="5328.197">
            <text:p>5328.197</text:p>
          </table:table-cell>
          <table:table-cell table:formula="of:=[.A18]-[.B18]" office:value-type="float" office:value="-0.146999999999935">
            <text:p>-0.147</text:p>
          </table:table-cell>
        </table:table-row>
        <table:table-row table:style-name="ro1">
          <table:table-cell office:value-type="float" office:value="5528.42">
            <text:p>5528.42</text:p>
          </table:table-cell>
          <table:table-cell office:value-type="float" office:value="5528.405">
            <text:p>5528.405</text:p>
          </table:table-cell>
          <table:table-cell table:formula="of:=[.A19]-[.B19]" office:value-type="float" office:value="0.0150000000003274">
            <text:p>0.015</text:p>
          </table:table-cell>
        </table:table-row>
        <table:table-row table:style-name="ro1">
          <table:table-cell office:value-type="float" office:value="5889.97">
            <text:p>5889.97</text:p>
          </table:table-cell>
          <table:table-cell office:value-type="float" office:value="5889.981">
            <text:p>5889.981</text:p>
          </table:table-cell>
          <table:table-cell table:formula="of:=[.A20]-[.B20]" office:value-type="float" office:value="-0.0109999999995125">
            <text:p>-0.011</text:p>
          </table:table-cell>
        </table:table-row>
        <table:table-row table:style-name="ro1">
          <table:table-cell office:value-type="float" office:value="5895.94">
            <text:p>5895.94</text:p>
          </table:table-cell>
          <table:table-cell office:value-type="float" office:value="5895.97">
            <text:p>5895.97</text:p>
          </table:table-cell>
          <table:table-cell table:formula="of:=[.A21]-[.B21]" office:value-type="float" office:value="-0.0300000000006548">
            <text:p>-0.03</text:p>
          </table:table-cell>
        </table:table-row>
        <table:table-row table:style-name="ro1">
          <table:table-cell office:value-type="float" office:value="6122.23">
            <text:p>6122.23</text:p>
          </table:table-cell>
          <table:table-cell office:value-type="float" office:value="6122.258">
            <text:p>6122.258</text:p>
          </table:table-cell>
          <table:table-cell table:formula="of:=[.A22]-[.B22]" office:value-type="float" office:value="-0.0280000000002474">
            <text:p>-0.028</text:p>
          </table:table-cell>
        </table:table-row>
        <table:table-row table:style-name="ro1">
          <table:table-cell office:value-type="float" office:value="6162.18">
            <text:p>6162.18</text:p>
          </table:table-cell>
          <table:table-cell office:value-type="float" office:value="6162.241">
            <text:p>6162.241</text:p>
          </table:table-cell>
          <table:table-cell table:formula="of:=[.A23]-[.B23]" office:value-type="float" office:value="-0.0609999999996944">
            <text:p>-0.061</text:p>
          </table:table-cell>
        </table:table-row>
        <table:table-row table:style-name="ro1">
          <table:table-cell office:value-type="float" office:value="6562.81">
            <text:p>6562.81</text:p>
          </table:table-cell>
          <table:table-cell office:value-type="float" office:value="6562.85">
            <text:p>6562.85</text:p>
          </table:table-cell>
          <table:table-cell table:formula="of:=[.A24]-[.B24]" office:value-type="float" office:value="-0.0399999999999636">
            <text:p>-0.04</text:p>
          </table:table-cell>
        </table:table-row>
        <table:table-row table:style-name="ro2">
          <table:table-cell table:number-columns-repeated="3"/>
        </table:table-row>
        <table:table-row table:style-name="ro1">
          <table:table-cell/>
          <table:table-cell office:value-type="string">
            <text:p>Mittelwert</text:p>
          </table:table-cell>
          <table:table-cell table:formula="of:=AVERAGE([.C2:.C24])" office:value-type="float" office:value="-0.0209999999999788">
            <text:p>-0.021</text:p>
          </table:table-cell>
        </table:table-row>
        <table:table-row table:style-name="ro1">
          <table:table-cell/>
          <table:table-cell office:value-type="string">
            <text:p>Stdabw.</text:p>
          </table:table-cell>
          <table:table-cell table:formula="of:=STDEV([.C2:.C24])" office:value-type="float" office:value="0.0850932261866103">
            <text:p>0.0850932262</text:p>
          </table:table-cell>
        </table:table-row>
        <table:table-row table:style-name="ro1">
          <table:table-cell/>
          <table:table-cell office:value-type="string">
            <text:p>Fehler</text:p>
          </table:table-cell>
          <table:table-cell table:formula="of:=[.C27]/SQRT(22)" office:value-type="float" office:value="0.0181419367799953">
            <text:p>0.0181419368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10T20:56:19</meta:creation-date>
    <dc:date>2014-03-10T21:57:17</dc:date>
    <meta:editing-duration>PT50M12S</meta:editing-duration>
    <meta:editing-cycles>2</meta:editing-cycles>
    <meta:generator>LibreOffice/3.5$Linux_X86_64 LibreOffice_project/350m1$Build-2</meta:generator>
    <meta:document-statistic meta:table-count="3" meta:cell-count="76" meta:object-count="0"/>
  </office:meta>
</office:document-meta>
</file>